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language="en" fo:country="US"/>
    </style:style>
    <style:style style:name="P4" style:family="paragraph" style:parent-style-name="Standard" style:master-page-name="Standard">
      <style:paragraph-properties fo:margin-top="0cm" fo:margin-bottom="0cm" fo:line-height="100%" style:page-number="auto"/>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ood evening , ladies and gentleman</text:span></text:p>
      <text:p text:style-name="P2"><text:span text:style-name="T1">And welcome to our presentation about Razer, For gamers by gamers</text:span></text:p>
      <text:p text:style-name="P2"><text:span text:style-name="T1">I want to thank you all for coming to my presentation</text:span></text:p>
      <text:p text:style-name="P2"><text:span text:style-name="T1">This presentation will take about 4 to 5 minutes </text:span></text:p>
      <text:p text:style-name="P3"/>
      <text:p text:style-name="P2"><text:span text:style-name="T1">The content of this presentation will be</text:span></text:p>
      <text:p text:style-name="P2"><text:span text:style-name="T1">What is razer</text:span></text:p>
      <text:p text:style-name="P2"><text:span text:style-name="T1">The history about razer </text:span></text:p>
      <text:p text:style-name="P2"><text:span text:style-name="T1">The razer products</text:span></text:p>
      <text:p text:style-name="P2"><text:span text:style-name="T1">And my opinion about the razer website</text:span></text:p>
      <text:p text:style-name="P3"/>
      <text:p text:style-name="P2"><text:span text:style-name="T1">You all might be wondering what in the name of god is RAZER ?!</text:span></text:p>
      <text:p text:style-name="P2"><text:span text:style-name="T1">Well I will tell you, Razer is a producent of gaming gear which is established in the USA.</text:span></text:p>
      <text:p text:style-name="P2"><text:span text:style-name="T1">Their main motto has always been For gamers By Gamers</text:span></text:p>
      <text:p text:style-name="P2"><text:span text:style-name="T1">They are focusing on the perfection of gaming gear</text:span></text:p>
      <text:p text:style-name="P2"><text:span text:style-name="T1">These days they are also known for their sponsorship of big tournaments and professional gaming teams like Evil geniuses from the league of legends and The alliance ,the current world champions of DoTa 2</text:span></text:p>
      <text:p text:style-name="P3"/>
      <text:p text:style-name="P2"><text:span text:style-name="T1">Razer was established in 1998 under Karna LCC</text:span></text:p>
      <text:p text:style-name="P2"><text:span text:style-name="T1">They produced their first computer mouse in the year 2000, this is the same year when they were a main sponsor for a gaming tournament.</text:span></text:p>
      <text:p text:style-name="P2"><text:span text:style-name="T1">In 2005 karna wanted to cease the razer brand, but it was bought by mr Krakoff.</text:span></text:p>
      <text:p text:style-name="P2"><text:span text:style-name="T1">This man is also called Razerguy and is from 2005 up to now the president of razer, The CEO of razer is mr Tan who already worked with krakoff at Karna.</text:span></text:p>
      <text:p text:style-name="P2"><text:span text:style-name="T1">These days razer is one of the marketleader in game gear industry.</text:span></text:p>
      <text:p text:style-name="P1"/>
      <text:p text:style-name="Standard"><text:span text:style-name="T1">Of course I tell you something about the razer products,</text:span></text:p>
      <text:p text:style-name="Standard"><text:span text:style-name="T1">They produce two kind of products.</text:span></text:p>
      <text:p text:style-name="Standard"><text:span text:style-name="T1">The first one is gaming hardware like computer mouses and keyboards.</text:span></text:p>
      <text:p text:style-name="Standard"><text:span text:style-name="T1">The second are gaming systems , but I am not talking about consoles like the xbox or the playstation. They are focused on computers and since 2012 they also made a tablet called the razer EDGE</text:span></text:p>
      <text:p text:style-name="Standard"><text:span text:style-name="T1"/></text:p>
      <text:p text:style-name="P1"/>
      <text:p text:style-name="Standard"><text:span text:style-name="T1">My opinion of their website is </text:span></text:p>
      <text:p text:style-name="Standard"><text:span text:style-name="T1">It has a lot of information on it, about their product and also about the company.</text:span></text:p>
      <text:p text:style-name="Standard"><text:span text:style-name="T1">Their webshop is looking good it explains everything really clear, about the shipping and etcetera</text:span></text:p>
      <text:p text:style-name="Standard"><text:span text:style-name="T1">The only bad thing about the webshop is it is regional, so some items we can get it to the Netherlands but it is available in the US </text:span></text:p>
      <text:p text:style-name="Standard"><text:span text:style-name="T1">If I have to give the razer website a mark it would an 8 out of 10</text:span></text:p>
      <text:p text:style-name="Standard"><text:span text:style-name="T1"/></text:p>
      <text:p text:style-name="Standard"><text:soft-page-break/><text:span text:style-name="T1">So the conclusion of the conclusion</text:span></text:p>
      <text:p text:style-name="Standard"><text:span text:style-name="T1">Razerr is really focused on gamers</text:span></text:p>
      <text:p text:style-name="Standard"><text:span text:style-name="T1">It is a company on its own since 2005</text:span></text:p>
      <text:p text:style-name="Standard"><text:span text:style-name="T1">Well, this was my presentation, are there any ques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y</meta:initial-creator>
    <meta:editing-cycles>4</meta:editing-cycles>
    <meta:creation-date>2013-10-26T23:09:00</meta:creation-date>
    <dc:date>2015-04-09T09:23:12.18</dc:date>
    <meta:editing-duration>PT6M11S</meta:editing-duration>
    <meta:generator>OpenOffice/4.1.1$Win32 OpenOffice.org_project/411m6$Build-9775</meta:generator>
    <meta:document-statistic meta:table-count="0" meta:image-count="0" meta:object-count="0" meta:page-count="2" meta:paragraph-count="32" meta:word-count="413" meta:character-count="21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